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14pt" officeooo:rsid="0011e77e" officeooo:paragraph-rsid="0011e77e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-0.801cm" fo:line-height="115%" fo:text-indent="0cm" style:auto-text-indent="false" fo:background-color="transparent"/>
      <style:text-properties style:font-name="Ubuntu" fo:font-size="14pt" officeooo:rsid="0011e77e" officeooo:paragraph-rsid="0011e77e" style:font-size-asian="14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-0.801cm" fo:line-height="115%" fo:text-indent="0cm" style:auto-text-indent="false" style:page-number="auto" fo:background-color="transparent"/>
      <style:text-properties style:font-name="Ubuntu" fo:font-size="14pt" officeooo:rsid="0011e77e" officeooo:paragraph-rsid="0011e77e" style:font-size-asian="14pt" style:font-size-complex="14pt"/>
    </style:style>
    <style:style style:name="P4" style:family="paragraph" style:parent-style-name="Standard">
      <style:paragraph-properties fo:line-height="115%"/>
      <style:text-properties style:font-name="Ubuntu" fo:font-size="14pt" officeooo:rsid="0011e77e" officeooo:paragraph-rsid="0017fa6f" style:font-size-asian="14pt" style:font-size-complex="14pt"/>
    </style:style>
    <style:style style:name="P5" style:family="paragraph" style:parent-style-name="Standard" style:list-style-name="L4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/>
      <style:text-properties officeooo:paragraph-rsid="0013a1e8"/>
    </style:style>
    <style:style style:name="P6" style:family="paragraph" style:parent-style-name="Standard" style:list-style-name="L4" style:master-page-name="">
      <loext:graphic-properties draw:fill="none"/>
      <style:paragraph-properties fo:margin-left="1.3cm" fo:margin-right="0cm" fo:line-height="115%" fo:text-align="start" style:justify-single-word="false" fo:text-indent="0cm" style:auto-text-indent="false" style:page-number="auto" fo:background-color="transparent"/>
      <style:text-properties officeooo:paragraph-rsid="0013a1e8"/>
    </style:style>
    <style:style style:name="P7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officeooo:paragraph-rsid="0017e311"/>
    </style:style>
    <style:style style:name="P8" style:family="paragraph" style:parent-style-name="Standard" style:list-style-name="L4">
      <loext:graphic-properties draw:fill="none"/>
      <style:paragraph-properties fo:line-height="115%" fo:background-color="transparent"/>
      <style:text-properties officeooo:paragraph-rsid="0013a1e8"/>
    </style:style>
    <style:style style:name="P9" style:family="paragraph" style:parent-style-name="Standard" style:list-style-name="L4">
      <loext:graphic-properties draw:fill="none"/>
      <style:paragraph-properties fo:line-height="115%" fo:background-color="transparent">
        <style:tab-stops>
          <style:tab-stop style:position="0.035cm"/>
        </style:tab-stops>
      </style:paragraph-properties>
      <style:text-properties officeooo:paragraph-rsid="0013a1e8"/>
    </style:style>
    <style:style style:name="P10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officeooo:rsid="0013a1e8" officeooo:paragraph-rsid="0013a1e8"/>
    </style:style>
    <style:style style:name="P11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officeooo:rsid="0013a1e8" officeooo:paragraph-rsid="00166b27"/>
    </style:style>
    <style:style style:name="P12" style:family="paragraph" style:parent-style-name="Standard" style:list-style-name="L4">
      <loext:graphic-properties draw:fill="none"/>
      <style:paragraph-properties fo:line-height="115%" fo:text-align="start" style:justify-single-word="false" fo:background-color="transparent"/>
      <style:text-properties officeooo:rsid="0013a1e8" officeooo:paragraph-rsid="0017e311"/>
    </style:style>
    <style:style style:name="T1" style:family="text">
      <style:text-properties style:font-name="Ubuntu" fo:font-size="14pt" style:font-size-asian="14pt" style:font-size-complex="14pt"/>
    </style:style>
    <style:style style:name="T2" style:family="text">
      <style:text-properties style:font-name="Ubuntu" fo:font-size="14pt" officeooo:rsid="0011e77e" style:font-size-asian="14pt" style:font-size-complex="14pt"/>
    </style:style>
    <style:style style:name="T3" style:family="text">
      <style:text-properties style:font-name="Ubuntu" fo:font-size="14pt" officeooo:rsid="0013830b" style:font-size-asian="14pt" style:font-size-complex="14pt"/>
    </style:style>
    <style:style style:name="T4" style:family="text">
      <style:text-properties style:font-name="Ubuntu" fo:font-size="14pt" officeooo:rsid="0013a1e8" style:font-size-asian="14pt" style:font-size-complex="14pt"/>
    </style:style>
    <style:style style:name="T5" style:family="text">
      <style:text-properties style:font-name="Ubuntu" fo:font-size="14pt" officeooo:rsid="00166b27" style:font-size-asian="14pt" style:font-size-complex="14pt"/>
    </style:style>
    <style:style style:name="T6" style:family="text">
      <style:text-properties fo:color="#c9211e" loext:opacity="100%" style:font-name="Ubuntu" fo:font-size="14pt" officeooo:rsid="00166b27" style:font-size-asian="14pt" style:font-size-complex="14pt"/>
    </style:style>
    <style:style style:name="T7" style:family="text">
      <style:text-properties officeooo:rsid="0017fa6f"/>
    </style:style>
    <style:style style:name="T8" style:family="text">
      <style:text-properties fo:color="#000000" loext:opacity="100%" style:font-name="Ubuntu" fo:font-size="14pt" officeooo:rsid="0017fa6f" style:font-size-asian="14pt" style:font-size-complex="14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049cm" fo:text-indent="-0.635cm" fo:margin-left="8.04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684cm" fo:text-indent="-0.635cm" fo:margin-left="8.68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319cm" fo:text-indent="-0.635cm" fo:margin-left="9.319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049cm" fo:text-indent="-0.635cm" fo:margin-left="8.04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684cm" fo:text-indent="-0.635cm" fo:margin-left="8.68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319cm" fo:text-indent="-0.635cm" fo:margin-left="9.319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7">Esse projeto consiste em criar um site que mostre a valorização imobiliária de uma região (Rua/Bairros) através de um site com interação e legenda no Google Maps.</text:span></text:p>
      <text:p text:style-name="P4"/>
      <text:p text:style-name="P4"><text:tab/>Esse é o meu primeiro projeto, então a dificuldade de imaginar um sistema completo é bem difícil, por isso estou indo em partes. Decidi dividir para que ficasse mais fácil de definir o que seria feito em cada etapa. </text:p>
      <text:p text:style-name="P1"><text:tab/>As etapas ficaram definidas da seguinte forma:</text:p>
      <text:p text:style-name="P1"><text:tab/>. Coletar dados necessários</text:p>
      <text:p text:style-name="P3"><text:tab/>. Se necessário, gerar os dados de uma forma aleatória, porém, com base em dados reais e em fórmulas definidas por eu mesmo(assim como aumento do mercado imobiliário em alguns anos, etc…)</text:p>
      <text:p text:style-name="P2"><text:tab/>. Criar o Banco de Dados com toda a informação coletada/gerada(RDMS – Relacional)</text:p>
      <text:p text:style-name="P2"><text:tab/>. Criar o site (tópico bem geral que mais tarde eu vou subdividir)</text:p>
      <text:p text:style-name="P2"><text:tab/>. Definir conexões entre o Banco de Dados e o Site </text:p>
      <text:p text:style-name="P2"><text:tab/>. <text:span text:style-name="T7">H</text:span>ostear o site em alguma plataforma <text:span text:style-name="T7">e testar como está o tráfego de dados</text:span></text:p>
      <text:p text:style-name="P2"/>
      <text:p text:style-name="P2">====================================================================</text:p>
      <text:p text:style-name="P2"/>
      <text:list xml:id="list4257214241" text:style-name="L4">
        <text:list-item>
          <text:p text:style-name="P9"><text:span text:style-name="T3"><text:s text:c="4"/>A</text:span><text:span text:style-name="T2">prender o básico sobre Banco de Dados (MySQL), agora estou usando as ferramentas “MySQL WorkBench” e o “MySQL Server”.</text:span></text:p>
          <text:p text:style-name="P8"><text:span text:style-name="T3"/></text:p>
        </text:list-item>
        <text:list-item>
          <text:p text:style-name="P8"><text:span text:style-name="T3"><text:s text:c="4"/>Fazer a coleta de dados necessário para o meu projeto, usei alguns sites para coletar esses dados como : <text:s/></text:span></text:p>
          <text:p text:style-name="P8"><text:span text:style-name="T3">“</text:span><text:a xlink:type="simple" xlink:href="https://g1.globo.com/sao-paulo/noticia/2013/11/veja-distribuicao-oficial-dos-bairros-nas-cinco-regioes-da-cidade.html" text:style-name="Internet_20_link" text:visited-style-name="Visited_20_Internet_20_Link"><text:span text:style-name="T3">https://g1.globo.com/sao-paulo/noticia/2013/11/veja-distribuicao-oficial-dos-bairros-nas-cinco-regioes-da-cidade.html</text:span></text:a><text:span text:style-name="T3">”</text:span></text:p>
          <text:p text:style-name="P8"><text:span text:style-name="T3">“</text:span><text:a xlink:type="simple" xlink:href="https://ruas-brasil.openalfa.com/consolacao_sao-paulo" text:style-name="Internet_20_link" text:visited-style-name="Visited_20_Internet_20_Link"><text:span text:style-name="T3">https://ruas-brasil.openalfa.com/consolacao_sao-paulo</text:span></text:a>”</text:p>
          <text:p text:style-name="P5"><text:span text:style-name="T3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pan text:style-name="T3"><text:s text:c="4"/>No primeiro site eu pegava o nome de bairros nas regiões de São Paulo e no segundo site eu buscava por esses bairros </text:span><text:span text:style-name="T4">usando</text:span><text:span text:style-name="T3"> um algoritmo de WebScraping</text:span><text:span text:style-name="T4"> na linguagem Python</text:span><text:span text:style-name="T3"> para </text:span><text:span text:style-name="T4">coletar</text:span><text:span text:style-name="T3"> todos os dados necessários, </text:span><text:span text:style-name="T4">dados como o nome de Ruas e Avenidas </text:span><text:span text:style-name="T5">(Todos esses dados foram guardados em arquivos de texto separados por bairro) </text:span><text:span text:style-name="T4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0"><text:span text:style-name="T1"/></text:p>
        </text:list-item>
        <text:list-item>
          <text:p text:style-name="P11"><text:span text:style-name="T1"><text:s text:c="4"/>Porém, o site me entregava mais do que apenas nome de Ruas e Avenidas, ele me fornecia também Passarelas, Viadutos, Vielas e outras informações que não eram de meu interesse. Com isso, </text:span><text:span text:style-name="T5">seria necessário o tratamento dos dados.</text:span></text:p>
          <text:p text:style-name="P11"><text:soft-page-break/><text:span text:style-name="T5"/></text:p>
          <text:p text:style-name="P11"><text:span text:style-name="T5"><text:s text:c="4"/>O tratamento de dados foi feito ainda dentro dos arquivos de texto. Eu tive que retirar algumas informações que me atrapalhariam mais tarde caso não fosse feito o tratamento logo agora no início.</text:span></text:p>
          <text:p text:style-name="P11"><text:span text:style-name="T5"><text:s text:c="4"/>Minha primeira ação foi remover todas as linhas que não estavam relacionadas à Ruas ou Avenidas. Com isso feito, eu preciso agora remover informações adicionais, um exemplo disso seria : </text:span></text:p>
          <text:list>
            <text:list-header>
              <text:p text:style-name="P11"><text:span text:style-name="T5">“Avenida Y(primário)”</text:span></text:p>
              <text:p text:style-name="P11"><text:span text:style-name="T5">“Rua X(pedestre)”</text:span></text:p>
            </text:list-header>
          </text:list>
          <text:p text:style-name="P12"><text:span text:style-name="T5"><text:tab/></text:span></text:p>
          <text:p text:style-name="P12"><text:span text:style-name="T5"><text:s text:c="4"/>Esses dados que estavam junto com a Rua/Avenida descrevendo ela precisava ser removido.</text:span></text:p>
          <text:p text:style-name="P12"><text:span text:style-name="T5"><text:tab/> <text:s text:c="3"/>Lista de informações adicionais que foram removidas : </text:span></text:p>
          <text:p text:style-name="P7"><text:span text:style-name="T6">“(secundário)", "(primário)", "(terciário)", "(serviço)", "(passeio)", "(trunk_link)", "(pedestre)", "(Central)", "(primary_link)", "(estradanacional)", "(Local)", "(Expressa)", "(rodovia)", "(caminho)", "(passos)", "(tertiary_link)", "(motorway_link)"</text:span></text:p>
          <text:p text:style-name="P7"><text:span text:style-name="T6"/></text:p>
        </text:list-item>
        <text:list-item>
          <text:p text:style-name="P7"><text:span text:style-name="T6"><text:s text:c="4"/></text:span><text:span text:style-name="T8">Agora que já tenho o nome das Ruas/Avenidas, eu preciso gerar alguns dados numéricos (Valor, Área).</text:span></text:p>
        </text:list-item>
        <text:list-item>
          <text:p text:style-name="P7"><text:span text:style-name="T6"/></text:p>
        </text:list-item>
        <text:list-item>
          <text:p text:style-name="P7"><text:span text:style-name="T6"/></text:p>
        </text:list-item>
        <text:list-item>
          <text:p text:style-name="P7"><text:span text:style-name="T6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2cm" fo:margin-right="1.40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07:50:38.194077170</meta:creation-date>
    <dc:date>2023-03-12T08:51:37.798030230</dc:date>
    <meta:editing-duration>PT6M3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425" meta:character-count="2905" meta:non-whitespace-character-count="2457"/>
  </office:meta>
</office:document-meta>
</file>